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8f6" officeooo:paragraph-rsid="001b3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base inspiration for this work came from a deep desire to give my players the best experience I could and DmofNone’s remixed outline of Vecna: Eve of Ruin. Many of the initial ideas we use are his so credit should go where its due.<text:line-break/><text:line-break/>Here you can find the remixed outline for yourself:<text:line-break/><text:a xlink:type="simple" xlink:href="https://docs.google.com/document/d/1SclEblALg3MXlqOa60TbL9D1_wQ_7Sb3lhaSTFRy2pc/edit?tab=t.0#heading=h.v7k8og9z8yum" text:style-name="Internet_20_link" text:visited-style-name="Visited_20_Internet_20_Link">https://docs.google.com/document/d/1SclEblALg3MXlqOa60TbL9D1_wQ_7Sb3lhaSTFRy2pc/edit?tab=t.0#heading=h.v7k8og9z8yum</text:a><text:line-break/><text:line-break/>I am using an open license for all this because I do it for free and I want everyone to benefit from it. Obviously much of the content is copyrighted and we have to be very careful not to step on WOTC’s toes. I am proofreading my uploads using chat-gtp, I suggest everyone does some sort of proofreading before upload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22:02:14.249000000</meta:creation-date>
    <dc:date>2024-10-15T22:12:17.336000000</dc:date>
    <meta:editing-duration>PT10M3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15" meta:character-count="727" meta:non-whitespace-character-count="611"/>
  </office:meta>
</office:document-meta>
</file>